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5d9" officeooo:paragraph-rsid="000fa5d9"/>
    </style:style>
    <style:style style:name="P2" style:family="paragraph" style:parent-style-name="Standard">
      <style:text-properties officeooo:rsid="000fa5d9" officeooo:paragraph-rsid="00112749"/>
    </style:style>
    <style:style style:name="P3" style:family="paragraph" style:parent-style-name="Standard">
      <style:text-properties officeooo:rsid="000fa5d9" officeooo:paragraph-rsid="001888d9"/>
    </style:style>
    <style:style style:name="P4" style:family="paragraph" style:parent-style-name="Standard">
      <style:text-properties officeooo:rsid="000fa5d9" officeooo:paragraph-rsid="001b113f"/>
    </style:style>
    <style:style style:name="P5" style:family="paragraph" style:parent-style-name="Standard">
      <style:text-properties officeooo:rsid="000fa5d9" officeooo:paragraph-rsid="001c8ad3"/>
    </style:style>
    <style:style style:name="P6" style:family="paragraph" style:parent-style-name="Standard">
      <style:text-properties officeooo:rsid="000fa5d9" officeooo:paragraph-rsid="0029a15c"/>
    </style:style>
    <style:style style:name="P7" style:family="paragraph" style:parent-style-name="Standard">
      <style:text-properties officeooo:rsid="000fa5d9" officeooo:paragraph-rsid="00288b01"/>
    </style:style>
    <style:style style:name="T1" style:family="text">
      <style:text-properties officeooo:rsid="00112749"/>
    </style:style>
    <style:style style:name="T2" style:family="text">
      <style:text-properties officeooo:rsid="00122361"/>
    </style:style>
    <style:style style:name="T3" style:family="text">
      <style:text-properties officeooo:rsid="0013bb77"/>
    </style:style>
    <style:style style:name="T4" style:family="text">
      <style:text-properties officeooo:rsid="0015b010"/>
    </style:style>
    <style:style style:name="T5" style:family="text">
      <style:text-properties officeooo:rsid="0016a533"/>
    </style:style>
    <style:style style:name="T6" style:family="text">
      <style:text-properties officeooo:rsid="001888d9"/>
    </style:style>
    <style:style style:name="T7" style:family="text">
      <style:text-properties officeooo:rsid="0019cc1a"/>
    </style:style>
    <style:style style:name="T8" style:family="text">
      <style:text-properties officeooo:rsid="001b113f"/>
    </style:style>
    <style:style style:name="T9" style:family="text">
      <style:text-properties officeooo:rsid="001c8ad3"/>
    </style:style>
    <style:style style:name="T10" style:family="text">
      <style:text-properties officeooo:rsid="001d3746"/>
    </style:style>
    <style:style style:name="T11" style:family="text">
      <style:text-properties officeooo:rsid="001ef9fd"/>
    </style:style>
    <style:style style:name="T12" style:family="text">
      <style:text-properties officeooo:rsid="0020de72"/>
    </style:style>
    <style:style style:name="T13" style:family="text">
      <style:text-properties officeooo:rsid="00228379"/>
    </style:style>
    <style:style style:name="T14" style:family="text">
      <style:text-properties officeooo:rsid="00229235"/>
    </style:style>
    <style:style style:name="T15" style:family="text">
      <style:text-properties officeooo:rsid="00247a6d"/>
    </style:style>
    <style:style style:name="T16" style:family="text">
      <style:text-properties officeooo:rsid="00264702"/>
    </style:style>
    <style:style style:name="T17" style:family="text">
      <style:text-properties officeooo:rsid="00276942"/>
    </style:style>
    <style:style style:name="T18" style:family="text">
      <style:text-properties officeooo:rsid="00288b01"/>
    </style:style>
    <style:style style:name="T19" style:family="text">
      <style:text-properties officeooo:rsid="002896c9"/>
    </style:style>
    <style:style style:name="T20" style:family="text">
      <style:text-properties officeooo:rsid="0029a15c"/>
    </style:style>
    <style:style style:name="T21" style:family="text">
      <style:text-properties officeooo:rsid="002b255d"/>
    </style:style>
    <style:style style:name="T22" style:family="text">
      <style:text-properties officeooo:rsid="002b2b59"/>
    </style:style>
    <style:style style:name="T23" style:family="text">
      <style:text-properties officeooo:rsid="002d6bc0"/>
    </style:style>
    <style:style style:name="T24" style:family="text">
      <style:text-properties officeooo:rsid="002e3548"/>
    </style:style>
    <style:style style:name="T25" style:family="text">
      <style:text-properties officeooo:rsid="0030d32b"/>
    </style:style>
    <style:style style:name="T26" style:family="text">
      <style:text-properties officeooo:rsid="003188f6"/>
    </style:style>
    <style:style style:name="T27" style:family="text">
      <style:text-properties officeooo:rsid="0032ac37"/>
    </style:style>
    <style:style style:name="T28" style:family="text">
      <style:text-properties officeooo:rsid="003424d9"/>
    </style:style>
    <style:style style:name="T29" style:family="text">
      <style:text-properties officeooo:rsid="0035eaba"/>
    </style:style>
    <style:style style:name="T30" style:family="text">
      <style:text-properties officeooo:rsid="003713b7"/>
    </style:style>
    <style:style style:name="T31" style:family="text">
      <style:text-properties officeooo:rsid="003885a3"/>
    </style:style>
    <style:style style:name="T32" style:family="text">
      <style:text-properties officeooo:rsid="00389cbd"/>
    </style:style>
    <style:style style:name="T33" style:family="text">
      <style:text-properties officeooo:rsid="003a6b17"/>
    </style:style>
    <style:style style:name="T34" style:family="text">
      <style:text-properties officeooo:rsid="003b628e"/>
    </style:style>
    <style:style style:name="T35" style:family="text">
      <style:text-properties officeooo:rsid="003ce830"/>
    </style:style>
    <style:style style:name="T36" style:family="text">
      <style:text-properties officeooo:rsid="003e92ff"/>
    </style:style>
    <style:style style:name="T37" style:family="text">
      <style:text-properties officeooo:rsid="00420e45"/>
    </style:style>
    <style:style style:name="T38" style:family="text">
      <style:text-properties officeooo:rsid="0042e491"/>
    </style:style>
    <style:style style:name="T39" style:family="text">
      <style:text-properties officeooo:rsid="00433086"/>
    </style:style>
    <style:style style:name="T40" style:family="text">
      <style:text-properties officeooo:rsid="0043cf9f"/>
    </style:style>
    <style:style style:name="T41" style:family="text">
      <style:text-properties officeooo:rsid="0044b5b4"/>
    </style:style>
    <style:style style:name="T42" style:family="text">
      <style:text-properties officeooo:rsid="0044be4d"/>
    </style:style>
    <style:style style:name="T43" style:family="text">
      <style:text-properties officeooo:rsid="00453dc4"/>
    </style:style>
    <style:style style:name="T44" style:family="text">
      <style:text-properties officeooo:rsid="0046b297"/>
    </style:style>
    <style:style style:name="T45" style:family="text">
      <style:text-properties officeooo:rsid="0048364f"/>
    </style:style>
    <style:style style:name="T46" style:family="text">
      <style:text-properties officeooo:rsid="0049ea99"/>
    </style:style>
    <style:style style:name="T47" style:family="text">
      <style:text-properties officeooo:rsid="004abd49"/>
    </style:style>
    <style:style style:name="T48" style:family="text">
      <style:text-properties officeooo:rsid="004c47e6"/>
    </style:style>
    <style:style style:name="T49" style:family="text">
      <style:text-properties officeooo:rsid="004d6182"/>
    </style:style>
    <style:style style:name="T50" style:family="text">
      <style:text-properties officeooo:rsid="004def40"/>
    </style:style>
    <style:style style:name="T51" style:family="text">
      <style:text-properties officeooo:rsid="004e6736"/>
    </style:style>
    <style:style style:name="T52" style:family="text">
      <style:text-properties officeooo:rsid="004f0a6e"/>
    </style:style>
    <style:style style:name="T53" style:family="text">
      <style:text-properties officeooo:rsid="0050f287"/>
    </style:style>
    <style:style style:name="T54" style:family="text">
      <style:text-properties officeooo:rsid="005184f0"/>
    </style:style>
    <style:style style:name="T55" style:family="text">
      <style:text-properties officeooo:rsid="0052d150"/>
    </style:style>
    <style:style style:name="T56" style:family="text">
      <style:text-properties officeooo:rsid="00543e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Stock Sim as of <text:span text:style-name="T42">6</text:span>/<text:span text:style-name="T51">2</text:span><text:span text:style-name="T56">4</text:span>/2023| Version <text:span text:style-name="T38">0.9</text:span><text:span text:style-name="T55">5</text:span></text:p>
      <text:p text:style-name="P1"/>
      <text:p text:style-name="P1">Premise: Stock Viewer with ability to use indicators to create trading strategies</text:p>
      <text:p text:style-name="P1"/>
      <text:p text:style-name="P1">Stock Viewer:</text:p>
      <text:p text:style-name="P1"><text:tab/>- <text:span text:style-name="T1">Stock data can be loaded via 3 different methods:</text:span></text:p>
      <text:p text:style-name="P2"><text:tab/><text:tab/>- <text:span text:style-name="T1">Open… Will display an open file dialog and requests a .txt file with data sorted as o,h,l,c,v,\n</text:span></text:p>
      <text:p text:style-name="P2"><text:tab/><text:tab/>- <text:span text:style-name="T1">Quick Open… Will display a simple dialog box with a text field to enter </text:span><text:span text:style-name="T2">either index of stock in <text:tab/> <text:tab/> <text:tab/> internal stocks variable or ticker. When entered, will attempt to open file in raw 2yh data</text:span></text:p>
      <text:p text:style-name="P2"><text:tab/><text:tab/>- <text:span text:style-name="T2">Download… Standard Stock downloader; currently only supports intervals and set dates</text:span></text:p>
      <text:p text:style-name="P6"><text:tab/><text:tab/>- <text:span text:style-name="T4">Stock data will be stored in the global raw variable<text:line-break/><text:tab/>- </text:span><text:span text:style-name="T43">Stock data will be placed in a </text:span><text:span text:style-name="T48">subclassed </text:span><text:span text:style-name="T43">QtWidgets.QGraphicsView:<text:line-break/><text:tab/><text:tab/>- self.view.scene() is the entire scene that can be scrolled through via either dragging or scrolling<text:line-break/><text:tab/><text:tab/>- If view chart display is not set graph; candles will be displayed<text:line-break/><text:tab/><text:tab/><text:tab/>- Candle data is used to display the chart<text:line-break/><text:tab/><text:tab/><text:tab/>- self.candles doesn’t contain Candles but instead [time, [o, h, l, c, v]]<text:line-break/><text:tab/><text:tab/>- Display sizing is handled by the self.gridconv variable, which can be set via double clicking on the x <text:tab/><text:tab/><text:tab/> or y-axis, </text:span><text:span text:style-name="T44">self.rangex, self.rangey and self.heivar<text:line-break/><text:tab/><text:tab/><text:tab/>- self.gridconv:</text:span><text:span text:style-name="T45"> [px per dt, dt, px per dy, dy]<text:line-break/><text:tab/><text:tab/><text:tab/><text:tab/>- dt = 5 and px per dt = 40 means that every 40 pixels 5 time units will have been <text:tab/><text:tab/><text:tab/><text:tab/><text:tab/> <text:s/>displayed<text:line-break/><text:tab/><text:tab/><text:tab/>- self.rangex / self.rangey are the range of the entire view.scene() <text:line-break/><text:tab/><text:tab/><text:tab/><text:tab/>- e.g. self.range</text:span><text:span text:style-name="T46">y</text:span><text:span text:style-name="T45"> = (</text:span><text:span text:style-name="T46">100</text:span><text:span text:style-name="T45">, 1</text:span><text:span text:style-name="T46">2</text:span><text:span text:style-name="T45">0) px per d</text:span><text:span text:style-name="T46">y</text:span><text:span text:style-name="T45"> = 40, d</text:span><text:span text:style-name="T46">y</text:span><text:span text:style-name="T45"> = </text:span><text:span text:style-name="T46">1</text:span><text:span text:style-name="T45"> → self.view.scene().</text:span><text:span text:style-name="T47">height()</text:span><text:span text:style-name="T45"> = <text:tab/><text:tab/><text:tab/><text:tab/><text:tab/> <text:s/></text:span><text:span text:style-name="T47">(120-</text:span><text:span text:style-name="T45">100</text:span><text:span text:style-name="T47">)</text:span><text:span text:style-name="T45">/</text:span><text:span text:style-name="T47">1</text:span><text:span text:style-name="T45">*40 </text:span><text:span text:style-name="T46">= 800<text:line-break/><text:tab/><text:tab/><text:tab/>- self.heivar is </text:span><text:span text:style-name="T47">the scene height as calculated in the last example<text:line-break/><text:tab/><text:tab/>- </text:span><text:span text:style-name="T48">The x and y-axis are themselves a QGraphicsView (self.xview, self.yview) <text:line-break/><text:tab/><text:tab/><text:tab/>- They are updated every time the corresponding scroll-bar in self.view changes<text:line-break/><text:tab/><text:tab/><text:tab/>- The scrolling is an effect created by cleverly looping numbers and changing their values</text:span><text:span text:style-name="T6"><text:line-break/><text:tab/>- </text:span><text:span text:style-name="T20">Tab system:</text:span></text:p>
      <text:p text:style-name="P6"><text:tab/><text:tab/>- <text:span text:style-name="T20">Every stock is loaded into a tab<text:line-break/><text:tab/><text:tab/>- Pressing the + Button will add another stock whereas selecting any opening option will override <text:tab/><text:tab/><text:tab/> <text:s/>the current loaded stock in the current tab<text:line-break/><text:tab/><text:tab/>- </text:span><text:span text:style-name="T23">Every tab has it’s own system </text:span><text:span text:style-name="T50">(1 to 1)</text:span><text:span text:style-name="T23">:<text:line-break/><text:tab/><text:tab/><text:tab/>- Systems store important data such as coordinate conversions, index of raw used…<text:line-break/><text:tab/><text:tab/>- </text:span><text:span text:style-name="T24">Changing tabs just selects another system and reloads scene<text:line-break/><text:tab/>- </text:span><text:span text:style-name="T49">Window has 3 side windows (self.docks)<text:line-break/><text:tab/><text:tab/>- self.resetWindows resets everyone exept the first window, which is the left one<text:line-break/><text:tab/><text:tab/>- The left window is split into smaller windows as in self.generals<text:line-break/><text:tab/><text:tab/><text:tab/>- self.resetGeneral resets a subwindow<text:line-break/><text:tab/><text:tab/>- The right window is the variables window which displays stats from self.sideStats</text:span></text:p>
      <text:p text:style-name="P2"><text:tab/>- <text:span text:style-name="T4">Ability to switch between candlestick and graph depiction of loaded chart </text:span></text:p>
      <text:p text:style-name="P2"><text:tab/>- <text:span text:style-name="T1">Different Display modes (self.displayMode | can either be set to “Base Graph”, “Conditions/Indicators”, <text:tab/> <text:tab/> “Strategies”)</text:span></text:p>
      <text:p text:style-name="P1"><text:tab/><text:tab/>- “<text:span text:style-name="T3">Base Graph</text:span>”: <text:s/><text:span text:style-name="T5">When candlesticks are selected: ability to see stats when clicking on a candle</text:span></text:p>
      <text:p text:style-name="P1"><text:tab/><text:tab/>- “<text:span text:style-name="T5">Conditions/Indicators</text:span>”: <text:span text:style-name="T6">Buttons on the bottom window that allows the adding of conditions</text:span></text:p>
      <text:p text:style-name="P1"><text:tab/><text:tab/>- “<text:span text:style-name="T6">Strategies”: Same as with indicators but instead for strategies<text:line-break/><text:tab/>- </text:span><text:span text:style-name="T41">Display area for background processes:<text:line-break/><text:tab/><text:tab/>- Processes have to be registered and delisted when added/removed<text:line-break/><text:tab/><text:tab/>- “backthreads”: Backtests on all historical data<text:line-break/><text:tab/><text:tab/>- “condseeker”: Looks for conditions that match the selected spots</text:span><text:line-break/><text:line-break/><text:span text:style-name="T25">Core </text:span><text:span text:style-name="T17">Features:</text:span></text:p>
      <text:p text:style-name="P3"><text:soft-page-break/><text:tab/>- <text:span text:style-name="T6">Indicators: Only indirectly accessible through the adding of conditions in the condition display mode or <text:tab/> <text:tab/> through a command in the view drop-down</text:span></text:p>
      <text:p text:style-name="P3"><text:tab/><text:tab/>- <text:span text:style-name="T7">Indicators are created using the condition method </text:span></text:p>
      <text:p text:style-name="P3"><text:tab/><text:tab/><text:tab/>- <text:span text:style-name="T7">Condition method uses raw stock data to generate new data and run checks on them</text:span></text:p>
      <text:p text:style-name="P4"><text:tab/><text:tab/><text:tab/>- <text:span text:style-name="T8">Condition method requires:</text:span></text:p>
      <text:p text:style-name="P5"><text:span text:style-name="T8"><text:tab/><text:tab/><text:tab/> <text:s/>(stock index, name of indicator, spot in the stock, 3 variables labeled (ma, k, width), <text:tab/><text:tab/><text:tab/><text:tab/> <text:s/>operator that should be used in the check (blank to not use at all), whether the raw <text:tab/><text:tab/><text:tab/><text:tab/> <text:s/>indicator data itself should be returned; </text:span><text:span text:style-name="T16">also for accurate historical calculation the global <text:tab/><text:tab/><text:tab/><text:tab/> <text:s/>time variable to change</text:span><text:span text:style-name="T8"><text:line-break/><text:tab/><text:tab/>- Indicators are stored in self.indicators and have a dictionary: </text:span></text:p>
      <text:p text:style-name="P5"><text:span text:style-name="T8"><text:tab/><text:tab/> <text:s/>{"ID", "condVars", "dMode", "data", "color", "show"}<text:line-break/><text:tab/><text:tab/>- </text:span><text:span text:style-name="T9">ID is ID of indicator used as an index when the list indexes change<text:line-break/><text:tab/><text:tab/>- condVars are the condition method arguments saved in order named<text:line-break/><text:tab/><text:tab/>- dMode is how the data will be displayed (0 is none, 1 is graph, 2 is highlight spots, 3 is volume)<text:line-break/><text:tab/><text:tab/>- data is required data for displaying<text:line-break/><text:tab/><text:tab/>- show is whether to display<text:line-break/><text:tab/>- Conditions: What is used in calculation<text:line-break/><text:tab/><text:tab/>- For every indicator a corresponding condition exists<text:line-break/><text:tab/><text:tab/>- </text:span><text:span text:style-name="T10">Conditions are split in ci and cc:</text:span></text:p>
      <text:p text:style-name="P7"><text:tab/><text:tab/><text:tab/>- <text:span text:style-name="T10">ci are indicator conditions; They are linked to an indicator and retrieve their data from the <text:tab/><text:tab/><text:tab/><text:tab/> <text:s/>condition method<text:line-break/><text:tab/><text:tab/><text:tab/>- cc are complex conditions made by linking conditions in the strategy dialog</text:span><text:span text:style-name="T16"><text:line-break/><text:tab/><text:tab/>- </text:span><text:span text:style-name="T18">The user can create conditions using the view drop-down, the buttons in the condition mode or <text:tab/><text:tab/><text:tab/> <text:s/>indirectly </text:span><text:span text:style-name="T10"><text:line-break/><text:tab/><text:tab/>- Dictionary:<text:line-break/><text:tab/><text:tab/> {"ID", "indID", "act", "trigger", "data", "deps"}<text:line-break/><text:tab/><text:tab/>- </text:span><text:span text:style-name="T11">ID is condition ID; not always linked to an indicator<text:line-break/><text:tab/><text:tab/>- indID is ID of linked </text:span><text:span text:style-name="T12">indicator; -1 if no indicator is linked<text:line-break/><text:tab/><text:tab/>- act is placeholder for activation<text:line-break/><text:tab/><text:tab/>- trigger is special trigger for when a condition is true; always after trigger when:<text:line-break/><text:tab/><text:tab/><text:tab/>- true: take data and return original<text:line-break/><text:tab/><text:tab/><text:tab/>- first/last true: mark true if it’s the first/last time the underlying data is true<text:line-break/><text:tab/><text:tab/><text:tab/>- near: if the surrounding 1 spot is true; also mark true <text:line-break/><text:tab/><text:tab/>- data is </text:span><text:span text:style-name="T13">a list of </text:span><text:span text:style-name="T12">processed true/false data for when the condition is </text:span><text:span text:style-name="T13">valid<text:line-break/><text:tab/><text:tab/><text:tab/>- </text:span><text:span text:style-name="T14">unprocessed data has len(data) == 0</text:span><text:span text:style-name="T13"><text:line-break/><text:tab/><text:tab/>- deps are dependencies; empty list for ci and list of </text:span><text:span text:style-name="T18">2 </text:span><text:span text:style-name="T13">(type of link</text:span><text:span text:style-name="T15">ed</text:span><text:span text:style-name="T13"> condition, id of l. condition), <text:tab/><text:tab/><text:tab/> <text:s/></text:span><text:span text:style-name="T18">seperated by a logic operator</text:span><text:span text:style-name="T13"> </text:span><text:span text:style-name="T15">for cc<text:line-break/><text:tab/>- </text:span><text:span text:style-name="T16">Strategies: Connection of conditions linked by logic operators<text:line-break/><text:tab/><text:tab/>- </text:span><text:span text:style-name="T18">Strategies can be created using either the view drop-down or the bottom buttons in the </text:span><text:span text:style-name="T19">strategies <text:tab/><text:tab/><text:tab/> <text:s/>mode<text:line-break/><text:tab/><text:tab/>- The strategy dialog allows for linking of 2 conditions and creating a new one that will be used in the <text:tab/><text:tab/> <text:s/>final calculation<text:line-break/><text:tab/><text:tab/>- </text:span><text:span text:style-name="T35">Changing a condition part of a strategy will recalculate the strategy on change<text:line-break/><text:tab/><text:tab/><text:tab/>→ </text:span><text:span text:style-name="T37">There are 3 different methods that all have to be updated with a new update<text:line-break/><text:tab/><text:tab/><text:tab/> <text:s text:c="4"/>as these are for different features (initializing, recalculating, backtesting)</text:span><text:span text:style-name="T19"><text:line-break/><text:tab/><text:tab/>- Dictionary:<text:line-break/><text:tab/><text:tab/> <text:s/>{"ID", "conds", "data", "show", "calc", “</text:span><text:span text:style-name="T36">risk</text:span><text:span text:style-name="T19">”, “</text:span><text:span text:style-name="T54">prefs</text:span><text:span text:style-name="T19">”}<text:line-break/><text:tab/><text:tab/>- ID is ID of strategy<text:line-break/><text:tab/><text:tab/>- conds is what conditions the strategy relies on; list of (type of condition, id of condition)<text:line-break/><text:tab/><text:tab/>- data is the true/false data for the strategy<text:line-break/><text:tab/><text:tab/>- show is currently unused<text:line-break/><text:tab/><text:tab/>- calc is a list of whether </text:span><text:span text:style-name="T34">dependency is used in final calculation<text:line-break/><text:tab/><text:tab/>- </text:span><text:span text:style-name="T36">risk is a list of values required in the backtest<text:line-break/></text:span><text:soft-page-break/><text:span text:style-name="T36"><text:tab/><text:tab/> <text:s/>(balance, order type, trailing percentage, $ per order, fees)<text:line-break/><text:tab/><text:tab/><text:tab/>- currently order type is always trailing stop<text:line-break/><text:tab/><text:tab/>- </text:span><text:span text:style-name="T54">prefs is a list of preferences that determine the time range of the strategy</text:span><text:span text:style-name="T19"><text:line-break/><text:tab/><text:tab/> <text:s/><text:line-break/><text:tab/>- </text:span><text:span text:style-name="T20">Backtests: Running the strategies on the raw stock data and seeing whether they’d make profit<text:line-break/><text:tab/><text:tab/>- </text:span><text:span text:style-name="T21">A backtest is automatically run after a strategy has been created<text:line-break/><text:tab/><text:tab/>- Running a backtest creates 3 new tabs: "Backtest", "Exit Percentages", "Benchmark Comparison"<text:line-break/><text:tab/><text:tab/><text:tab/>- Backtest shows when the strategy bought and sold stocks on the main chart<text:line-break/><text:tab/><text:tab/><text:tab/>- Exit percentages has the same time axis but shows whether the trades resulted in profit<text:line-break/><text:tab/><text:tab/><text:tab/>- Benchmark Comparison shows the money made using the strategy vs. investing the entire <text:tab/><text:tab/><text:tab/> <text:s/>budget at the beginning and holding on to it<text:line-break/><text:tab/><text:tab/>- </text:span><text:span text:style-name="T40">Running a backtest also starts a process that runs the strategy on the entire dataset</text:span><text:span text:style-name="T21"><text:line-break/><text:tab/><text:tab/>- </text:span><text:span text:style-name="T22">Backtest data is stored in the self.entexs: <text:line-break/><text:tab/><text:tab/><text:tab/>- (0 is entries, 1 is exits, 2 is tuples of (time, exit percentage), 3 total money)<text:line-break/><text:tab/><text:tab/>- </text:span><text:span text:style-name="T52">A debug can also be run in which case every stock in the predownloaded list will be loaded by <text:tab/><text:tab/><text:tab/> <text:s/>pressing the next button<text:line-break/><text:tab/><text:tab/><text:tab/>- self.debugvar has 3 indexes:<text:line-break/><text:tab/><text:tab/><text:tab/><text:tab/>- 0 is whether debug is active<text:line-break/><text:tab/><text:tab/><text:tab/><text:tab/>- 1 is current used raw ind<text:line-break/><text:tab/><text:tab/><text:tab/><text:tab/>- 2 is id of strategy debugged<text:line-break/><text:tab/><text:tab/><text:tab/><text:tab/>- 3 is whether set scene should move to first marked spot</text:span><text:span text:style-name="T22"><text:line-break/><text:tab/>- </text:span><text:span text:style-name="T30">Operations: Same as a buy order IRL but for the backtest<text:line-break/><text:tab/><text:tab/>- </text:span><text:span text:style-name="T31">Class that stores all relevant data for the order:<text:line-break/><text:tab/><text:tab/> <text:s/>(</text:span><text:span text:style-name="T30">stock, stty, number, stlo=0, tapr=0, perc=1</text:span><text:span text:style-name="T31">)<text:line-break/><text:tab/><text:tab/>- stock is raw index, which will be purchased<text:line-break/><text:tab/><text:tab/>- stty is stop type; either stop limit; trailing stop<text:line-break/><text:tab/><text:tab/>- number is amount purchased<text:line-break/><text:tab/><text:tab/>- stlo is stop loss in $<text:line-break/><text:tab/><text:tab/>- tapr is take profit in $<text:line-break/><text:tab/><text:tab/>- perc is trailing stop percentage</text:span><text:span text:style-name="T22"><text:line-break/><text:line-break/></text:span><text:span text:style-name="T25">Dialog Windows:<text:line-break/><text:tab/>- </text:span><text:span text:style-name="T26">Save/ Save As...: Standard Save dialog<text:line-break/><text:tab/><text:tab/>- Saves all current strategies and their dependencies in a .str file<text:line-break/><text:tab/>- Preferences...: <text:s/>Settings<text:line-break/><text:tab/>- </text:span><text:span text:style-name="T27">Conditions...:<text:line-break/><text:tab/><text:tab/>- Ability to set Indicator, Operator, Color, Variables, Trigger, Whether to mark and whether to show<text:line-break/><text:tab/><text:tab/>- Free space in the middle to show the current condition off (currently </text:span><text:span text:style-name="T28">WIP</text:span><text:span text:style-name="T27">)<text:line-break/><text:tab/>- </text:span><text:span text:style-name="T28">Strategies...: <text:line-break/><text:tab/><text:tab/>- Two lists with available conditions on the right and used conditions on the left<text:line-break/><text:tab/><text:tab/>- Tree view to show how conditions are interacting and hot the final data is calculated<text:line-break/><text:tab/><text:tab/>- Whether to mark spots where the strategy applies<text:line-break/><text:tab/><text:tab/>- Risk management (WIP)<text:line-break/><text:tab/><text:tab/><text:tab/>- </text:span><text:span text:style-name="T29">For the moment uses a budget of 10,000$, buys stocks for 200$ on entry, uses trailing stop<text:line-break/><text:tab/><text:tab/>- </text:span><text:span text:style-name="T53">Stock preferences for specifying what live data to look for</text:span><text:span text:style-name="T29"><text:line-break/><text:line-break/></text:span><text:span text:style-name="T30">Important Methods:<text:line-break/><text:tab/>- condition (see Indicators)<text:line-break/><text:tab/>- self.find</text:span><text:span text:style-name="T32">(what, id)</text:span><text:span text:style-name="T30"><text:line-break/><text:tab/><text:tab/>- ability to find </text:span><text:span text:style-name="T32">indicator, condition, strategy, given the id<text:line-break/><text:tab/><text:tab/>- </text:span><text:span text:style-name="T33">what is what it’s looking for (i, c, s)<text:line-break/><text:tab/><text:tab/>- id is ID of thing in it’s category<text:line-break/><text:tab/><text:tab/>- what can also be ci meaning it will search the condition given the indicator ID<text:line-break/></text:span><text:soft-page-break/><text:span text:style-name="T39">Notes:<text:line-break/><text:tab/>- self.ctrlButton and self.selectButton work similarly but ind in ctrl means indicator and ind in select means <text:tab/> <text:s/><text:tab/> <text:s/>condi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.5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.5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0.5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16:15:16.511000000</meta:creation-date>
    <dc:date>2023-06-24T11:41:24.814000000</dc:date>
    <meta:editing-duration>PT4H40M11S</meta:editing-duration>
    <meta:editing-cycles>58</meta:editing-cycles>
    <meta:generator>LibreOffice/7.5.0.3$Windows_X86_64 LibreOffice_project/c21113d003cd3efa8c53188764377a8272d9d6de</meta:generator>
    <meta:document-statistic meta:table-count="0" meta:image-count="0" meta:object-count="0" meta:page-count="4" meta:paragraph-count="21" meta:word-count="1578" meta:character-count="9500" meta:non-whitespace-character-count="7532"/>
  </office:meta>
</office:document-meta>
</file>